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</text:span><text:span text:style-name="T1">komórce E7, opisz w pustym polu </text:span><text:span text:style-name="T1">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bądź <text:line-break/>równa normie to wtedy płace obliczymy mnożąc stawkę płacy za<text:line-break/>1 nadgodzinę przez liczbę przepracowanych nadgodzin. Jeśli <text:line-break/>natomiast <text:s/>liczba przepracowanych nadgodzin jest większa od <text:line-break/>normy wtedy iloczyn ten musimy dodać do różnicy między <text:line-break/>liczbą przepracowanych nadgodzin a normą, pomnożoną przez<text:line-break/>stawkę płacy za 1 nadgodzinę i dodatek.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56.3313029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45.442846879</dc:date>
    <meta:print-date>2003-03-13T12:37:37</meta:print-date>
    <meta:generator>LibreOffice/6.0.2.1$Linux_X86_64 LibreOffice_project/00m0$Build-1</meta:generator>
    <meta:editing-duration>PT5M12S</meta:editing-duration>
    <meta:editing-cycles>4</meta:editing-cycles>
    <meta:document-statistic meta:table-count="3" meta:cell-count="16" meta:object-count="2"/>
  </office:meta>
</office:document-meta>
</file>